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28pt" style:text-underline-style="solid" style:text-underline-width="auto" style:text-underline-color="font-color" officeooo:rsid="001030b4" officeooo:paragraph-rsid="001030b4" style:font-size-asian="28pt" style:font-size-complex="28pt"/>
    </style:style>
    <style:style style:name="P2" style:family="paragraph" style:parent-style-name="Standard">
      <style:text-properties officeooo:rsid="001030b4" officeooo:paragraph-rsid="001030b4"/>
    </style:style>
    <style:style style:name="P3" style:family="paragraph" style:parent-style-name="Standard">
      <style:text-properties fo:font-size="14pt" style:text-underline-style="none" officeooo:rsid="001030b4" officeooo:paragraph-rsid="001030b4" style:font-size-asian="12.25pt" style:font-size-complex="14pt"/>
    </style:style>
    <style:style style:name="P4" style:family="paragraph" style:parent-style-name="Standard">
      <style:text-properties fo:font-size="12pt" style:text-underline-style="none" officeooo:rsid="001175c2" officeooo:paragraph-rsid="001175c2" style:font-size-asian="10.5pt" style:font-size-complex="12pt"/>
    </style:style>
    <style:style style:name="P5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normal" officeooo:rsid="0012f1a6" officeooo:paragraph-rsid="0012f1a6" style:font-size-asian="15.75pt" style:font-weight-asian="normal" style:font-size-complex="18pt" style:font-weight-complex="normal"/>
    </style:style>
    <style:style style:name="P6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normal" officeooo:rsid="0012f7d5" officeooo:paragraph-rsid="0012f7d5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text-line-through-style="none" style:text-line-through-type="none" fo:font-size="12pt" style:text-underline-style="none" fo:font-weight="normal" officeooo:rsid="0012f1a6" officeooo:paragraph-rsid="0012f1a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fo:font-size="12pt" style:text-underline-style="none" fo:font-weight="normal" officeooo:rsid="0012f7d5" officeooo:paragraph-rsid="0012f7d5" style:font-size-asian="10.5pt" style:font-weight-asian="normal" style:font-size-complex="12pt" style:font-weight-complex="normal"/>
    </style:style>
    <style:style style:name="T1" style:family="text">
      <style:text-properties fo:font-size="18pt" style:text-underline-style="solid" style:text-underline-width="auto" style:text-underline-color="font-color" style:font-size-asian="15.75pt" style:font-size-complex="18pt"/>
    </style:style>
    <style:style style:name="T2" style:family="text">
      <style:text-properties fo:font-size="18pt" style:text-underline-style="solid" style:text-underline-width="auto" style:text-underline-color="font-color" officeooo:rsid="001175c2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 array is a special variable that can store different items.</text:p>
      <text:p text:style-name="P2"><text:s text:c="4"/><text:span text:style-name="T1">Insertion</text:span></text:p>
      <text:p text:style-name="P3">Using Index</text:p>
      <text:p text:style-name="P3">Using push() method(push() method adds items to the end of an array)</text:p>
      <text:p text:style-name="P3"/>
      <text:p text:style-name="P3"><text:s text:c="2"/><text:span text:style-name="T2">Deletion</text:span></text:p>
      <text:p text:style-name="P4"><text:s/></text:p>
      <text:p text:style-name="P4">Using index: You can use the “Delete” operator to remove an item by index </text:p>
      <text:p text:style-name="P4">N/B: It leaves a hole in the array.</text:p>
      <text:p text:style-name="P4"/>
      <text:p text:style-name="P4">Using pop() method: “The pop()” method removes an item from the end of an array</text:p>
      <text:p text:style-name="P4"/>
      <text:p text:style-name="P4"><text:s/><text:span text:style-name="T1">Updating</text:span></text:p>
      <text:p text:style-name="P4">You can update an array by assigning an item to a specific index</text:p>
      <text:p text:style-name="P4"/>
      <text:p text:style-name="P5">Finding The length of an array</text:p>
      <text:p text:style-name="P7">You can determine the number of items in an array <text:s/>by using the ‘length’ property.</text:p>
      <text:p text:style-name="P7"/>
      <text:p text:style-name="P6">Concatenating Arrays</text:p>
      <text:p text:style-name="P8">You can concatanate two or more arrays using the “concat” method or the “spread operator”(“…”)</text:p>
      <text:p text:style-name="P2"><text:s text:c="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28pt" style:text-underline-style="solid" style:text-underline-width="auto" style:text-underline-color="font-color" officeooo:rsid="001030b4" officeooo:paragraph-rsid="001030b4" style:font-size-asian="28pt" style:font-size-complex="2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RRAY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4:17:33.383516719</meta:creation-date>
    <dc:date>2024-05-14T15:18:15.062329438</dc:date>
    <meta:editing-duration>PT30M10S</meta:editing-duration>
    <meta:editing-cycles>1</meta:editing-cycles>
    <meta:document-statistic meta:table-count="0" meta:image-count="0" meta:object-count="0" meta:page-count="1" meta:paragraph-count="17" meta:word-count="117" meta:character-count="669" meta:non-whitespace-character-count="546"/>
    <meta:generator>LibreOffice/7.3.7.2$Linux_X86_64 LibreOffice_project/30$Build-2</meta:generator>
  </office:meta>
</office:document-meta>
</file>